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02:02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1">
        <text:list-item>
          <text:p text:style-name="P1">A <text:span text:style-name="NormalTok">Console</text:span> object is never instantiated before use</text:p>
        </text:list-item>
        <text:list-item>
          <text:p text:style-name="P1">The <text:span text:style-name="NormalTok">WriteLine</text:span> method is called referring to the <text:span text:style-name="T1">name of the class</text:span> (not an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the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/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the <text:span text:style-name="NormalTok">Student</text:span> class have?</text:p>
        </text:list-item>
        <text:list-item>
          <text:p text:style-name="P72">How many static attributes does the <text:span text:style-name="NormalTok">Student</text:span> class have?</text:p>
        </text:list-item>
        <text:list-item>
          <text:p text:style-name="P72">How many non-static methods does the <text:span text:style-name="NormalTok">Student</text:span> class have?</text:p>
        </text:list-item>
        <text:list-item>
          <text:p text:style-name="P72">How many static methods does the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9:02:19Z</meta:creation-date>
    <dc:date>2022-03-09T19:02:19Z</dc:date>
    <meta:user-defined meta:name="date" meta:value-type="string">March   9, 2022 (02:02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